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8811in"/>
    </style:style>
    <style:style style:name="co2" style:family="table-column">
      <style:table-column-properties fo:break-before="auto" style:column-width="4.470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6.0681in"/>
    </style:style>
    <style:style style:name="co5" style:family="table-column">
      <style:table-column-properties fo:break-before="auto" style:column-width="9.4299in"/>
    </style:style>
    <style:style style:name="co6" style:family="table-column">
      <style:table-column-properties fo:break-before="auto" style:column-width="3.5583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6008in" fo:break-before="auto" style:use-optimal-row-height="fals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able-cell-properties fo:background-color="#dc2300"/>
    </style:style>
    <style:style style:name="T1" style:family="text">
      <style:text-properties style:font-weight-asian="normal" style:font-weight-complex="normal"/>
    </style:style>
  </office:automatic-styles>
  <office:body>
    <office:spreadsheet>
      <table:table table:name="SQL2HTTP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Simple HTTP request</text:p>
          </table:table-cell>
          <table:table-cell table:style-name="ce1" office:value-type="string">
            <text:p>httpQL</text:p>
          </table:table-cell>
        </table:table-row>
        <table:table-row table:style-name="ro1">
          <table:table-cell table:style-name="ce2" office:value-type="string">
            <text:p>GET /index.html HTTP/1.1</text:p>
          </table:table-cell>
          <table:table-cell table:style-name="ce2" office:value-type="string">
            <text:p><text:span text:style-name="T1">select * from index.html</text:span></text:p>
          </table:table-cell>
        </table:table-row>
        <table:table-row table:style-name="ro2">
          <table:table-cell table:style-name="ce2" office:value-type="string">
            <text:p><text:span text:style-name="T1">PUT /index.html HTTP/1.1</text:span></text:p>
            <text:p><text:span text:style-name="T1"/></text:p>
            <text:p><text:span text:style-name="T1">File contents</text:span></text:p>
          </table:table-cell>
          <table:table-cell office:value-type="string">
            <text:p>insert into index.html values(“File contents”)</text:p>
          </table:table-cell>
        </table:table-row>
        <table:table-row table:style-name="ro3">
          <table:table-cell office:value-type="string">
            <text:p>POST /index.html HTTP/1.1</text:p>
            <text:p/>
            <text:p>param1=value1&amp;param2=value2</text:p>
          </table:table-cell>
          <table:table-cell office:value-type="string">
            <text:p>update index.html set param1 = value1 and param2 = value2</text:p>
          </table:table-cell>
        </table:table-row>
        <table:table-row table:style-name="ro1">
          <table:table-cell office:value-type="string">
            <text:p>DELETE /index.html HTTP/1.1</text:p>
          </table:table-cell>
          <table:table-cell office:value-type="string">
            <text:p>delete * from index.html</text:p>
          </table:table-cell>
        </table:table-row>
        <table:table-row table:style-name="ro4">
          <table:table-cell table:style-name="ce1"/>
          <table:table-cell/>
        </table:table-row>
        <table:table-row table:style-name="ro4" table:number-rows-repeated="2">
          <table:table-cell table:number-columns-repeated="2"/>
        </table:table-row>
        <table:table-row table:style-name="ro4">
          <table:table-cell table:style-name="ce1"/>
          <table:table-cell/>
        </table:table-row>
        <table:table-row table:style-name="ro4" table:number-rows-repeated="2">
          <table:table-cell table:number-columns-repeated="2"/>
        </table:table-row>
        <table:table-row table:style-name="ro4">
          <table:table-cell table:style-name="ce1"/>
          <table:table-cell/>
        </table:table-row>
        <table:table-row table:style-name="ro4">
          <table:table-cell table:number-columns-repeated="2"/>
        </table:table-row>
      </table:table>
      <table:table table:name="SQL2XPATH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4">
          <table:table-cell table:style-name="ce1" office:value-type="string">
            <text:p>Xpath</text:p>
          </table:table-cell>
          <table:table-cell table:style-name="ce1" office:value-type="string">
            <text:p>httpQL</text:p>
          </table:table-cell>
          <table:table-cell/>
        </table:table-row>
        <table:table-row table:style-name="ro4">
          <table:table-cell table:number-columns-repeated="2" office:value-type="string">
            <text:p>or</text:p>
          </table:table-cell>
          <table:table-cell/>
        </table:table-row>
        <table:table-row table:style-name="ro4">
          <table:table-cell table:number-columns-repeated="2" office:value-type="string">
            <text:p>and</text:p>
          </table:table-cell>
          <table:table-cell/>
        </table:table-row>
        <table:table-row table:style-name="ro4">
          <table:table-cell office:value-type="string">
            <text:p>mod</text:p>
          </table:table-cell>
          <table:table-cell table:number-columns-repeated="2"/>
        </table:table-row>
        <table:table-row table:style-name="ro4">
          <table:table-cell table:style-name="ce3" office:value-type="string">
            <text:p>nodename</text:p>
          </table:table-cell>
          <table:table-cell table:style-name="ce3" office:value-type="string">
            <text:p>nodename</text:p>
          </table:table-cell>
          <table:table-cell/>
        </table:table-row>
        <table:table-row table:style-name="ro4">
          <table:table-cell office:value-type="string">
            <text:p>/</text:p>
          </table:table-cell>
          <table:table-cell office:value-type="string">
            <text:p>.</text:p>
          </table:table-cell>
          <table:table-cell/>
        </table:table-row>
        <table:table-row table:style-name="ro4">
          <table:table-cell office:value-type="string">
            <text:p>//</text:p>
          </table:table-cell>
          <table:table-cell office:value-type="string">
            <text:p>..</text:p>
          </table:table-cell>
          <table:table-cell/>
        </table:table-row>
        <table:table-row table:style-name="ro4">
          <table:table-cell table:number-columns-repeated="2" office:value-type="string">
            <text:p>@</text:p>
          </table:table-cell>
          <table:table-cell/>
        </table:table-row>
        <table:table-row table:style-name="ro4">
          <table:table-cell table:number-columns-repeated="2" office:value-type="string">
            <text:p>text()</text:p>
          </table:table-cell>
          <table:table-cell/>
        </table:table-row>
        <table:table-row table:style-name="ro4">
          <table:table-cell office:value-type="string">
            <text:p>|</text:p>
          </table:table-cell>
          <table:table-cell office:value-type="string">
            <text:p>TBD</text:p>
          </table:table-cell>
          <table:table-cell/>
        </table:table-row>
        <table:table-row table:style-name="ro4">
          <table:table-cell office:value-type="string">
            <text:p>+</text:p>
          </table:table-cell>
          <table:table-cell office:value-type="string">
            <text:p>TBD</text:p>
          </table:table-cell>
          <table:table-cell/>
        </table:table-row>
        <table:table-row table:style-name="ro4">
          <table:table-cell office:value-type="string">
            <text:p>-</text:p>
          </table:table-cell>
          <table:table-cell office:value-type="string">
            <text:p>TBD</text:p>
          </table:table-cell>
          <table:table-cell/>
        </table:table-row>
        <table:table-row table:style-name="ro4">
          <table:table-cell office:value-type="string">
            <text:p>*</text:p>
          </table:table-cell>
          <table:table-cell office:value-type="string">
            <text:p>TBD</text:p>
          </table:table-cell>
          <table:table-cell/>
        </table:table-row>
        <table:table-row table:style-name="ro4">
          <table:table-cell office:value-type="string">
            <text:p>div</text:p>
          </table:table-cell>
          <table:table-cell office:value-type="string">
            <text:p>TBD</text:p>
          </table:table-cell>
          <table:table-cell/>
        </table:table-row>
        <table:table-row table:style-name="ro4">
          <table:table-cell office:value-type="string">
            <text:p>=</text:p>
          </table:table-cell>
          <table:table-cell office:value-type="string">
            <text:p>TBD</text:p>
          </table:table-cell>
          <table:table-cell/>
        </table:table-row>
        <table:table-row table:style-name="ro4">
          <table:table-cell office:value-type="string">
            <text:p>!=</text:p>
          </table:table-cell>
          <table:table-cell office:value-type="string">
            <text:p>TBD</text:p>
          </table:table-cell>
          <table:table-cell/>
        </table:table-row>
        <table:table-row table:style-name="ro4">
          <table:table-cell office:value-type="string">
            <text:p>&lt;</text:p>
          </table:table-cell>
          <table:table-cell office:value-type="string">
            <text:p>TBD</text:p>
          </table:table-cell>
          <table:table-cell/>
        </table:table-row>
        <table:table-row table:style-name="ro4">
          <table:table-cell office:value-type="string">
            <text:p>&lt;=</text:p>
          </table:table-cell>
          <table:table-cell office:value-type="string">
            <text:p>TBD</text:p>
          </table:table-cell>
          <table:table-cell/>
        </table:table-row>
        <table:table-row table:style-name="ro4">
          <table:table-cell office:value-type="string">
            <text:p>&gt;</text:p>
          </table:table-cell>
          <table:table-cell office:value-type="string">
            <text:p>TBD</text:p>
          </table:table-cell>
          <table:table-cell/>
        </table:table-row>
        <table:table-row table:style-name="ro4">
          <table:table-cell office:value-type="string">
            <text:p>&gt;=</text:p>
          </table:table-cell>
          <table:table-cell office:value-type="string">
            <text:p>TBD</text:p>
          </table:table-cell>
          <table:table-cell/>
        </table:table-row>
        <table:table-row table:style-name="ro4">
          <table:table-cell table:number-columns-repeated="3"/>
        </table:table-row>
        <table:table-row table:style-name="ro4">
          <table:table-cell table:style-name="ce1" office:value-type="string">
            <text:p>Samples</text:p>
          </table:table-cell>
          <table:table-cell table:number-columns-repeated="2"/>
        </table:table-row>
        <table:table-row table:style-name="ro4">
          <table:table-cell table:style-name="ce1" office:value-type="string">
            <text:p>Xpath</text:p>
          </table:table-cell>
          <table:table-cell table:style-name="ce1" office:value-type="string">
            <text:p>httpQL</text:p>
          </table:table-cell>
          <table:table-cell table:style-name="ce1" office:value-type="string">
            <text:p>Intermediate Representation</text:p>
          </table:table-cell>
        </table:table-row>
        <table:table-row table:style-name="ro1">
          <table:table-cell table:style-name="ce4" office:value-type="string">
            <text:p><text:a xlink:href="mailto://@lang">//@lang</text:a></text:p>
          </table:table-cell>
          <table:table-cell table:style-name="ce4" office:value-type="string">
            <text:p>select @lang from index.html</text:p>
          </table:table-cell>
          <table:table-cell table:style-name="ce4" office:value-type="string">
            <text:p><text:a xlink:href="mailto://@lang">//@lang</text:a></text:p>
          </table:table-cell>
        </table:table-row>
        <table:table-row table:style-name="ro4">
          <table:table-cell office:value-type="string">
            <text:p>//book</text:p>
          </table:table-cell>
          <table:table-cell office:value-type="string">
            <text:p>select book from index.html</text:p>
          </table:table-cell>
          <table:table-cell office:value-type="string">
            <text:p>//book</text:p>
          </table:table-cell>
        </table:table-row>
        <table:table-row table:style-name="ro1">
          <table:table-cell office:value-type="string">
            <text:p>/bookstore</text:p>
          </table:table-cell>
          <table:table-cell office:value-type="string">
            <text:p>select .bookstore from index.html</text:p>
          </table:table-cell>
          <table:table-cell office:value-type="string">
            <text:p>/bookstore</text:p>
          </table:table-cell>
        </table:table-row>
        <table:table-row table:style-name="ro4">
          <table:table-cell office:value-type="string">
            <text:p>//bookstore/book</text:p>
          </table:table-cell>
          <table:table-cell office:value-type="string">
            <text:p>select bookstore.book from index.html</text:p>
          </table:table-cell>
          <table:table-cell office:value-type="string">
            <text:p>//bookstore/book</text:p>
          </table:table-cell>
        </table:table-row>
        <table:table-row table:style-name="ro4">
          <table:table-cell office:value-type="string">
            <text:p>//bookstore//book</text:p>
          </table:table-cell>
          <table:table-cell office:value-type="string">
            <text:p>select bookstore..book from index.html</text:p>
          </table:table-cell>
          <table:table-cell office:value-type="string">
            <text:p>//bookstore//book</text:p>
          </table:table-cell>
        </table:table-row>
        <table:table-row table:style-name="ro1">
          <table:table-cell office:value-type="string">
            <text:p>/bookstore/book[1]</text:p>
          </table:table-cell>
          <table:table-cell office:value-type="string">
            <text:p>select .bookstore.book from index.html limit book by 1</text:p>
          </table:table-cell>
          <table:table-cell office:value-type="string">
            <text:p>//bookstore/book[1]</text:p>
          </table:table-cell>
        </table:table-row>
        <table:table-row table:style-name="ro1">
          <table:table-cell office:value-type="string">
            <text:p>/bookstore/book[position() &lt; 3]</text:p>
          </table:table-cell>
          <table:table-cell office:value-type="string">
            <text:p>select .bookstore.book from index.html where book@position&lt;3</text:p>
          </table:table-cell>
          <table:table-cell office:value-type="string">
            <text:p>//bookstore/book[@position&lt;3]</text:p>
          </table:table-cell>
        </table:table-row>
        <table:table-row table:style-name="ro1">
          <table:table-cell office:value-type="string">
            <text:p>/bookstore/book[last()]</text:p>
          </table:table-cell>
          <table:table-cell office:value-type="string">
            <text:p>select .bookstore.book from index.html where book@position = @last</text:p>
          </table:table-cell>
          <table:table-cell office:value-type="string">
            <text:p>//bookstore/book[@position=@last()]</text:p>
          </table:table-cell>
        </table:table-row>
        <table:table-row table:style-name="ro4">
          <table:table-cell office:value-type="string">
            <text:p>//title[@lang]</text:p>
          </table:table-cell>
          <table:table-cell office:value-type="string">
            <text:p>select title from index.html where title@lang=*</text:p>
          </table:table-cell>
          <table:table-cell office:value-type="string">
            <text:p>//title[@lang]</text:p>
          </table:table-cell>
        </table:table-row>
        <table:table-row table:style-name="ro4">
          <table:table-cell office:value-type="string">
            <text:p>//title[@lang=”eng”]</text:p>
          </table:table-cell>
          <table:table-cell office:value-type="string">
            <text:p>select title from index.html where title@lang=”eng”</text:p>
          </table:table-cell>
          <table:table-cell office:value-type="string">
            <text:p>//title[@lang=”eng”]</text:p>
          </table:table-cell>
        </table:table-row>
        <table:table-row table:style-name="ro1">
          <table:table-cell office:value-type="string">
            <text:p>/bookstore/book[price &gt; 35]</text:p>
          </table:table-cell>
          <table:table-cell office:value-type="string">
            <text:p>select .bookstore.book from index.html where <text:a xlink:href="mailto:book@price">book@price</text:a> &gt; 35</text:p>
          </table:table-cell>
          <table:table-cell office:value-type="string">
            <text:p>//bookstore/book[@price &gt; 35]</text:p>
          </table:table-cell>
        </table:table-row>
        <table:table-row table:style-name="ro1">
          <table:table-cell office:value-type="string">
            <text:p>/bookstore/book[price &gt; 35]/title</text:p>
          </table:table-cell>
          <table:table-cell office:value-type="string">
            <text:p>select .bookstore.book.title from index.html where <text:a xlink:href="mailto:book@price">book@price</text:a> &gt; 35</text:p>
          </table:table-cell>
          <table:table-cell office:value-type="string">
            <text:p>//bookstore/book[@price &gt; 35]/title</text:p>
          </table:table-cell>
        </table:table-row>
        <table:table-row table:style-name="ro1">
          <table:table-cell office:value-type="string">
            <text:p>/bookstore/book/title</text:p>
          </table:table-cell>
          <table:table-cell office:value-type="string">
            <text:p>select .bookstore.book.title from index.html</text:p>
          </table:table-cell>
          <table:table-cell office:value-type="string">
            <text:p>//bookstore/book/title</text:p>
          </table:table-cell>
        </table:table-row>
        <table:table-row table:style-name="ro1">
          <table:table-cell office:value-type="string">
            <text:p>/bookstore/book/price/text()</text:p>
          </table:table-cell>
          <table:table-cell office:value-type="string">
            <text:p>select .<text:a xlink:href="mailto:bookstore.book.price@text">bookstore.book.price@text</text:a> from index.html</text:p>
          </table:table-cell>
          <table:table-cell office:value-type="string">
            <text:p>//bookstore/book/price/text()</text:p>
          </table:table-cell>
        </table:table-row>
        <table:table-row table:style-name="ro1">
          <table:table-cell office:value-type="string">
            <text:p>//host/service[text()='DNS']</text:p>
          </table:table-cell>
          <table:table-cell office:value-type="string">
            <text:p>select host.service from index.html where <text:a xlink:href="mailto:service@text">service@text</text:a>() = 'DNS'</text:p>
          </table:table-cell>
          <table:table-cell office:value-type="string">
            <text:p>//host/service[text='DNS']</text:p>
          </table:table-cell>
        </table:table-row>
        <table:table-row table:style-name="ro1">
          <table:table-cell office:value-type="string">
            <text:p>/network/host[2]/interface/arec/text()</text:p>
          </table:table-cell>
          <table:table-cell office:value-type="string">
            <text:p>select <text:a xlink:href="mailto:network.host.interface.arec@text">network.host.interface.arec@text</text:a>() from index.html limit host by 2</text:p>
          </table:table-cell>
          <table:table-cell office:value-type="string">
            <text:p>//network/host/interface/arec/text()</text:p>
          </table:table-cell>
        </table:table-row>
        <table:table-row table:style-name="ro4">
          <table:table-cell office:value-type="string">
            <text:p>*[@speciality]</text:p>
          </table:table-cell>
          <table:table-cell office:value-type="string">
            <text:p>select * from index.html where @speciality=*</text:p>
          </table:table-cell>
          <table:table-cell office:value-type="string">
            <text:p>//*[speciality]</text:p>
          </table:table-cell>
        </table:table-row>
        <table:table-row table:style-name="ro1">
          <table:table-cell office:value-type="string">
            <text:p>degree[@from='Harvard']</text:p>
          </table:table-cell>
          <table:table-cell office:value-type="string">
            <text:p>select degree from index.html where <text:a xlink:href="mailto:degree@from">degree@from</text:a>='Harvard'</text:p>
          </table:table-cell>
          <table:table-cell office:value-type="string">
            <text:p>//degree[@from='Harvard']</text:p>
          </table:table-cell>
        </table:table-row>
        <table:table-row table:style-name="ro1">
          <table:table-cell office:value-type="string">
            <text:p>author[.='Bob Martin']</text:p>
          </table:table-cell>
          <table:table-cell office:value-type="string">
            <text:p>select author from index.html where <text:a xlink:href="mailto:author@text">author@text</text:a>() = 'Bob Martin'</text:p>
          </table:table-cell>
          <table:table-cell office:value-type="string">
            <text:p>//author[text()='Bob Martin']</text:p>
          </table:table-cell>
        </table:table-row>
        <table:table-row table:style-name="ro1">
          <table:table-cell office:value-type="string">
            <text:p>author[firstname='Bob' and lastname='Martin']</text:p>
          </table:table-cell>
          <table:table-cell office:value-type="string">
            <text:p>select author from index.html where <text:a xlink:href="mailto:author@firstname">author@firstname</text:a>='Bob' and <text:a xlink:href="mailto:author@lastname">author@lastname</text:a>='Martin'</text:p>
          </table:table-cell>
          <table:table-cell office:value-type="string">
            <text:p>//author[firstname='Bob' and lastname='Martin']</text:p>
          </table:table-cell>
        </table:table-row>
        <table:table-row table:style-name="ro1">
          <table:table-cell office:value-type="string">
            <text:p>//*[@id='w3c_home_upcoming_events']/ul/li[1]/div[2]/p[1]/a</text:p>
          </table:table-cell>
          <table:table-cell office:value-type="string">
            <text:p>select *.ul.li.div.p.a from index.html where <text:a xlink:href="mailto:*@id">*@id</text:a>='w3c_home_upcoming_events' and limit li by 1 and limit div by 2 and limit p by 1</text:p>
          </table:table-cell>
          <table:table-cell office:value-type="string">
            <text:p>//*[id='....']/uil/li[1]/div[2]/p[1]/a</text:p>
          </table:table-cell>
        </table:table-row>
        <table:table-row table:style-name="ro4">
          <table:table-cell office:value-type="string">
            <text:p>//ul[1]//ul[2]</text:p>
          </table:table-cell>
          <table:table-cell office:value-type="string">
            <text:p>select ul..ul from index.html where limit ul#1 by 1 and limit ui#2 by 2</text:p>
          </table:table-cell>
          <table:table-cell office:value-type="string">
            <text:p>//ul[1]//ul[2]</text:p>
          </table:table-cell>
        </table:table-row>
        <table:table-row table:style-name="ro4" table:number-rows-repeated="1048530">
          <table:table-cell table:number-columns-repeated="3"/>
        </table:table-row>
        <table:table-row table:style-name="ro4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zur </meta:initial-creator>
    <meta:creation-date>2013-03-31T23:04:39</meta:creation-date>
    <dc:date>2013-04-11T08:48:47</dc:date>
    <dc:creator>manzur </dc:creator>
    <meta:editing-duration>PT20H26M2S</meta:editing-duration>
    <meta:editing-cycles>44</meta:editing-cycles>
    <meta:generator>LibreOffice/3.5$Linux_X86_64 LibreOffice_project/350m1$Build-2</meta:generator>
    <meta:document-statistic meta:table-count="2" meta:cell-count="119" meta:object-count="0"/>
  </office:meta>
</office:document-meta>
</file>